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Math TeX Gyre" svg:font-family="'DejaVu Math TeX Gy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officeooo:rsid="0016526d" officeooo:paragraph-rsid="0016526d"/>
    </style:style>
    <style:style style:name="P4" style:family="paragraph" style:parent-style-name="Text_20_body">
      <style:text-properties officeooo:paragraph-rsid="00164eda"/>
    </style:style>
    <style:style style:name="P5" style:family="paragraph" style:parent-style-name="Text_20_body">
      <style:text-properties officeooo:rsid="001dde44" officeooo:paragraph-rsid="001dde44"/>
    </style:style>
    <style:style style:name="P6" style:family="paragraph" style:parent-style-name="Text_20_body">
      <style:text-properties officeooo:rsid="00182190" officeooo:paragraph-rsid="00182190"/>
    </style:style>
    <style:style style:name="P7" style:family="paragraph" style:parent-style-name="Text_20_body">
      <style:text-properties officeooo:rsid="001ff68d" officeooo:paragraph-rsid="001ff68d"/>
    </style:style>
    <style:style style:name="P8" style:family="paragraph" style:parent-style-name="Heading_20_1">
      <style:text-properties officeooo:rsid="0007a7f8" officeooo:paragraph-rsid="0009f2ad"/>
    </style:style>
    <style:style style:name="P9" style:family="paragraph" style:parent-style-name="Heading_20_1">
      <style:text-properties style:text-underline-style="none" officeooo:rsid="000e1d48" officeooo:paragraph-rsid="000d30a8"/>
    </style:style>
    <style:style style:name="P10" style:family="paragraph" style:parent-style-name="Heading_20_3">
      <style:text-properties officeooo:rsid="000d30a8" officeooo:paragraph-rsid="000d30a8"/>
    </style:style>
    <style:style style:name="P11" style:family="paragraph" style:parent-style-name="Heading_20_3">
      <style:text-properties officeooo:rsid="00120e46" officeooo:paragraph-rsid="00120e46"/>
    </style:style>
    <style:style style:name="P12" style:family="paragraph" style:parent-style-name="Heading_20_3">
      <style:text-properties officeooo:rsid="00255943" officeooo:paragraph-rsid="00255943"/>
    </style:style>
    <style:style style:name="P13" style:family="paragraph" style:parent-style-name="Heading_20_3">
      <style:text-properties officeooo:rsid="00289ea6" officeooo:paragraph-rsid="00289ea6"/>
    </style:style>
    <style:style style:name="P14" style:family="paragraph" style:parent-style-name="Text_20_body" style:list-style-name="L1">
      <style:text-properties style:text-underline-style="none" officeooo:rsid="0009f2ad" officeooo:paragraph-rsid="0009f2ad"/>
    </style:style>
    <style:style style:name="P15" style:family="paragraph" style:parent-style-name="Text_20_body" style:list-style-name="L2">
      <style:text-properties style:text-underline-style="none" officeooo:rsid="0014ccea" officeooo:paragraph-rsid="0014ccea"/>
    </style:style>
    <style:style style:name="P16" style:family="paragraph" style:parent-style-name="Text_20_body">
      <style:text-properties officeooo:rsid="0024077d" officeooo:paragraph-rsid="0024077d"/>
    </style:style>
    <style:style style:name="P17" style:family="paragraph" style:parent-style-name="Text_20_body">
      <style:text-properties officeooo:rsid="00255943" officeooo:paragraph-rsid="00255943"/>
    </style:style>
    <style:style style:name="P18" style:family="paragraph" style:parent-style-name="Text_20_body" style:list-style-name="L3">
      <style:text-properties officeooo:rsid="00255943" officeooo:paragraph-rsid="00255943"/>
    </style:style>
    <style:style style:name="P19" style:family="paragraph" style:parent-style-name="Text_20_body">
      <style:text-properties officeooo:rsid="00289ea6" officeooo:paragraph-rsid="00289ea6"/>
    </style:style>
    <style:style style:name="P20" style:family="paragraph" style:parent-style-name="Text_20_body">
      <style:text-properties officeooo:paragraph-rsid="00289ea6"/>
    </style:style>
    <style:style style:name="P21" style:family="paragraph" style:parent-style-name="Text_20_body">
      <style:text-properties officeooo:rsid="002d5d46" officeooo:paragraph-rsid="002d5d46"/>
    </style:style>
    <style:style style:name="P22" style:family="paragraph" style:parent-style-name="Text_20_body">
      <style:text-properties officeooo:rsid="002eaad3" officeooo:paragraph-rsid="002eaad3"/>
    </style:style>
    <style:style style:name="T1" style:family="text">
      <style:text-properties style:text-underline-style="none"/>
    </style:style>
    <style:style style:name="T2" style:family="text">
      <style:text-properties officeooo:rsid="00164eda"/>
    </style:style>
    <style:style style:name="T3" style:family="text">
      <style:text-properties officeooo:rsid="001b4210"/>
    </style:style>
    <style:style style:name="T4" style:family="text">
      <style:text-properties officeooo:rsid="001bad3f"/>
    </style:style>
    <style:style style:name="T5" style:family="text">
      <style:text-properties officeooo:rsid="001c1ada"/>
    </style:style>
    <style:style style:name="T6" style:family="text">
      <style:text-properties officeooo:rsid="001dde44"/>
    </style:style>
    <style:style style:name="T7" style:family="text">
      <style:text-properties officeooo:rsid="001fcec4"/>
    </style:style>
    <style:style style:name="T8" style:family="text">
      <style:text-properties officeooo:rsid="00234576"/>
    </style:style>
    <style:style style:name="T9" style:family="text">
      <style:text-properties officeooo:rsid="002c3255"/>
    </style:style>
    <style:style style:name="T10" style:family="text">
      <style:text-properties style:font-name="DejaVu Math TeX Gyre" officeooo:rsid="002c3255" style:font-name-asian="DejaVu Math TeX Gyre" style:font-name-complex="DejaVu Math TeX Gyre"/>
    </style:style>
    <style:style style:name="T11" style:family="text">
      <style:text-properties style:font-name="Liberation Serif" style:font-name-asian="Noto Sans CJK SC Regular" style:font-name-complex="Lohit Devanagari"/>
    </style:style>
    <style:style style:name="T12" style:family="text">
      <style:text-properties style:font-name="Liberation Serif" officeooo:rsid="002c3255" style:font-name-asian="Noto Sans CJK SC Regular" style:font-name-complex="Lohit Devanaga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ogrammes</text:h>
      <text:p text:style-name="P1">Connaissances<text:span text:style-name="T1"> :</text:span></text:p>
      <text:list xml:id="list3715564780" text:style-name="L1">
        <text:list-item>
          <text:p text:style-name="P14">caractérisation angulaire du parallélisme : angles alternes internes, angles correspondants ;</text:p>
        </text:list-item>
        <text:list-item>
          <text:p text:style-name="P14">triangle :</text:p>
          <text:list>
            <text:list-item>
              <text:p text:style-name="P14">somme des angles d’un triangle (démonstration possible en utilisant les angles correspondants) ;</text:p>
            </text:list-item>
            <text:list-item>
              <text:p text:style-name="P14">hauteurs et médiatrices ;</text:p>
            </text:list-item>
            <text:list-item>
              <text:p text:style-name="P14">inégalité triangulaire ;</text:p>
            </text:list-item>
            <text:list-item>
              <text:p text:style-name="P14">cas d’égalité des triangles ;</text:p>
            </text:list-item>
            <text:list-item>
              <text:p text:style-name="P14">triangles semblables (une définition et une propriété caractéristique).</text:p>
            </text:list-item>
          </text:list>
        </text:list-item>
      </text:list>
      <text:p text:style-name="P2">Compétences<text:span text:style-name="T1"> :</text:span></text:p>
      <text:list xml:id="list1635967760" text:style-name="L2">
        <text:list-item>
          <text:p text:style-name="P15">mettre en œuvre ou écrire un protocole de construction d’une figure géométrique ;</text:p>
        </text:list-item>
        <text:list-item>
          <text:p text:style-name="P15">mener des raisonnements et s’initier à la démonstration en utilisant les propriétés des figures, des configurations et des transformations.</text:p>
        </text:list-item>
      </text:list>
      <text:h text:style-name="P9" text:outline-level="1">Séances</text:h>
      <text:h text:style-name="P10" text:outline-level="3">Séance 1</text:h>
      <text:p text:style-name="P5">Rappel du vocabulaire : perpendiculaire, parallèle, sécante.</text:p>
      <text:p text:style-name="P3"><text:span text:style-name="T7">[Sésamath 5ème – 2021] </text:span>Introduire avec un dessin à la main <text:span text:style-name="T4">au tableau </text:span><text:span text:style-name="T5">(à reproduire dans le cahier d’exercices) :</text:span></text:p>
      <text:p text:style-name="P6">Organiser un<text:span text:style-name="T4">e réflexion écrite, puis un</text:span> débat oral : quelles droites sont perpendiculaires, parallèles ? Où se coupent-elles ? Des questions spécifiques auront été préparées (exemple : les droites (d1) et (d6) sont …………. <text:span text:style-name="T6">[perpendiculaire / parallèles / sécantes mais pas perpendiculaires]</text:span>).</text:p>
      <text:p text:style-name="P7">Faire un exercice du manuel qui introduit les angles alternes-internes.</text:p>
      <text:p text:style-name="P4"><text:span text:style-name="T2">Cours angles alternes-interne</text:span><text:span text:style-name="T3">s. </text:span><text:span text:style-name="T8">Aussi le deuxième cours.</text:span></text:p>
      <text:h text:style-name="P11" text:outline-level="3">Séance 2</text:h>
      <text:p text:style-name="P16">Exercices angles alternes-internes.</text:p>
      <text:p text:style-name="P17"><text:soft-page-break/>Activité « rebonds ».</text:p>
      <text:p text:style-name="P17">Cours sur la ppté des angles alternes-internes : égaux si les droites sont parallèles.</text:p>
      <text:h text:style-name="P12" text:outline-level="3">Séance 3</text:h>
      <text:p text:style-name="P17">Activité « Angles dans un triangle » :</text:p>
      <text:list xml:id="list2394563049" text:style-name="L3">
        <text:list-item>
          <text:p text:style-name="P18">Corriger la 1ere partie normalement au tableau.</text:p>
        </text:list-item>
        <text:list-item>
          <text:p text:style-name="P18">Corriger la 2eme partie avec le projeté.</text:p>
        </text:list-item>
        <text:list-item>
          <text:p text:style-name="P18">Difficultés :</text:p>
          <text:list>
            <text:list-item>
              <text:p text:style-name="P18">Certains élèves ont eu du mal à savoir comment découper (le long des bords du triangles!).</text:p>
            </text:list-item>
            <text:list-item>
              <text:p text:style-name="P18">Bien rappeler qu’il faut un rapporteur + une équerre.</text:p>
            </text:list-item>
            <text:list-item>
              <text:p text:style-name="P18">Prévoir une explication de l’utilisation du rapporteur (ne serait-ce qu’au cas où).</text:p>
            </text:list-item>
          </text:list>
        </text:list-item>
      </text:list>
      <text:p text:style-name="P17">Cours sur la somme des angles d’un triangle.</text:p>
      <text:p text:style-name="P19">Quelques exercices de base (trouver le 3ème angle, savoir si un triangle peut exister).</text:p>
      <text:h text:style-name="P13" text:outline-level="3">Séance 4</text:h>
      <text:p text:style-name="P22">Exercices d’approfondissement sur la somme des angles d’un triangles.</text:p>
      <text:p text:style-name="P20">I<text:span text:style-name="T9">ntroduire la notion ‘angles alternes-internes égaux </text:span><text:span text:style-name="T10">⇒</text:span><text:span text:style-name="T12">droites parallèles’.</text:span></text:p>
      <text:p text:style-name="P21"><text:span text:style-name="T12">P</text:span><text:span text:style-name="T11">arler de contraposée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Math TeX Gyre" svg:font-family="'DejaVu Math TeX Gy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06T10:18:25.373998453</dc:date>
    <meta:editing-duration>PT1H53M9S</meta:editing-duration>
    <meta:editing-cycles>31</meta:editing-cycles>
    <meta:document-statistic meta:table-count="0" meta:image-count="0" meta:object-count="0" meta:page-count="2" meta:paragraph-count="37" meta:word-count="317" meta:character-count="2053" meta:non-whitespace-character-count="1787"/>
  </office:meta>
</office:document-meta>
</file>